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2000003205AA2A782.png" manifest:media-type="image/png"/>
  <manifest:file-entry manifest:full-path="Pictures/100002010000032000000320F7DDD5EA.png" manifest:media-type="image/png"/>
  <manifest:file-entry manifest:full-path="Pictures/10000201000002EC000002EC3F85FAD9.png" manifest:media-type="image/png"/>
  <manifest:file-entry manifest:full-path="Pictures/100002010000032000000320E74CBABF.png" manifest:media-type="image/png"/>
  <manifest:file-entry manifest:full-path="Pictures/10000201000002CC000003202939B3BE.png" manifest:media-type="image/png"/>
  <manifest:file-entry manifest:full-path="Pictures/10000201000001FC00000320E73856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11.724cm, 12.029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.892cm, 0.001cm, 8.911cm, 11.65cm)" draw:image-opacity="100%" style:mirror="horizontal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727cm" svg:height="4.295cm" svg:x="1.9cm" svg:y="1.7cm">
          <draw:image xlink:href="Pictures/10000201000001FC00000320E738569C.png" xlink:type="simple" xlink:show="embed" xlink:actuate="onLoad">
            <text:p/>
          </draw:image>
        </draw:frame>
        <draw:frame draw:style-name="gr1" draw:text-style-name="P1" draw:layer="layout" svg:width="2.727cm" svg:height="4.295cm" svg:x="4.373cm" svg:y="1.701cm">
          <draw:image xlink:href="Pictures/10000201000001FC00000320E738569C.png" xlink:type="simple" xlink:show="embed" xlink:actuate="onLoad">
            <text:p/>
          </draw:image>
        </draw:frame>
        <draw:frame draw:style-name="gr1" draw:text-style-name="P1" draw:layer="layout" svg:width="2.727cm" svg:height="4.295cm" svg:x="9.373cm" svg:y="1.7cm">
          <draw:image xlink:href="Pictures/10000201000001FC00000320E738569C.png" xlink:type="simple" xlink:show="embed" xlink:actuate="onLoad">
            <text:p/>
          </draw:image>
        </draw:frame>
        <draw:frame draw:style-name="gr1" draw:text-style-name="P1" draw:layer="layout" svg:width="2.727cm" svg:height="4.295cm" svg:x="6.873cm" svg:y="1.701cm">
          <draw:image xlink:href="Pictures/10000201000001FC00000320E738569C.png" xlink:type="simple" xlink:show="embed" xlink:actuate="onLoad">
            <text:p/>
          </draw:image>
        </draw:frame>
        <draw:frame draw:style-name="gr1" draw:text-style-name="P1" draw:layer="layout" svg:width="9.456cm" svg:height="10.566cm" svg:x="13.7cm" svg:y="8.734cm">
          <draw:image xlink:href="Pictures/10000201000002CC000003202939B3BE.png" xlink:type="simple" xlink:show="embed" xlink:actuate="onLoad">
            <text:p/>
          </draw:image>
        </draw:frame>
        <draw:g>
          <draw:frame draw:style-name="gr2" draw:text-style-name="P1" draw:layer="layout" svg:width="6.2cm" svg:height="6cm" svg:x="16.756cm" svg:y="8.734cm">
            <draw:image xlink:href="Pictures/100002010000032000000320E74CBABF.png" xlink:type="simple" xlink:show="embed" xlink:actuate="onLoad">
              <text:p/>
            </draw:image>
          </draw:frame>
          <draw:custom-shape draw:style-name="gr3" draw:text-style-name="P1" draw:layer="layout" svg:width="2cm" svg:height="2.1cm" svg:x="18.956cm" svg:y="11.0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cm" svg:height="2.1cm" svg:x="19.856cm" svg:y="10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156cm" svg:height="2.1cm" svg:x="18.2cm" svg:y="10.3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cm" svg:height="2.1cm" svg:x="18.756cm" svg:y="10.0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cm" svg:height="2.1cm" svg:x="19.156cm" svg:y="9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cm" svg:height="2.1cm" svg:x="19.656cm" svg:y="10.0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" draw:text-style-name="P1" draw:layer="layout" svg:width="2.727cm" svg:height="4.295cm" svg:x="2.6cm" svg:y="2.8cm">
          <draw:image xlink:href="Pictures/10000201000001FC00000320E738569C.png" xlink:type="simple" xlink:show="embed" xlink:actuate="onLoad">
            <text:p/>
          </draw:image>
        </draw:frame>
        <draw:frame draw:style-name="gr1" draw:text-style-name="P1" draw:layer="layout" svg:width="2.727cm" svg:height="4.295cm" svg:x="5.073cm" svg:y="2.801cm">
          <draw:image xlink:href="Pictures/10000201000001FC00000320E738569C.png" xlink:type="simple" xlink:show="embed" xlink:actuate="onLoad">
            <text:p/>
          </draw:image>
        </draw:frame>
        <draw:frame draw:style-name="gr1" draw:text-style-name="P1" draw:layer="layout" svg:width="2.727cm" svg:height="4.295cm" svg:x="7.573cm" svg:y="2.801cm">
          <draw:image xlink:href="Pictures/10000201000001FC00000320E738569C.png" xlink:type="simple" xlink:show="embed" xlink:actuate="onLoad">
            <text:p/>
          </draw:image>
        </draw:frame>
        <draw:frame draw:style-name="gr1" draw:text-style-name="P1" draw:layer="layout" svg:width="8.033cm" svg:height="8.033cm" svg:x="2.867cm" svg:y="4.167cm">
          <draw:image xlink:href="Pictures/10000201000002EC000002EC3F85FAD9.png" xlink:type="simple" xlink:show="embed" xlink:actuate="onLoad">
            <text:p/>
          </draw:image>
        </draw:frame>
        <draw:frame draw:style-name="gr1" draw:text-style-name="P1" draw:layer="layout" svg:width="2.727cm" svg:height="4.295cm" svg:x="10.073cm" svg:y="2.8cm">
          <draw:image xlink:href="Pictures/10000201000001FC00000320E738569C.png" xlink:type="simple" xlink:show="embed" xlink:actuate="onLoad">
            <text:p/>
          </draw:image>
        </draw:frame>
        <draw:frame draw:style-name="gr4" draw:text-style-name="P1" draw:layer="layout" svg:width="16.1cm" svg:height="5.3cm" svg:x="10.3cm" svg:y="3.6cm">
          <draw:image xlink:href="Pictures/100002010000032000000320F7DDD5EA.png" xlink:type="simple" xlink:show="embed" xlink:actuate="onLoad">
            <text:p text:style-name="P1">手書きESのみ選考対象……</text:p>
          </draw:image>
        </draw:frame>
        <draw:custom-shape draw:style-name="gr5" draw:text-style-name="P1" draw:layer="layout" svg:width="2.3cm" svg:height="2.8cm" svg:x="19.4cm" svg:y="9.599cm">
          <text:p text:style-name="P1">手書き</text:p>
          <text:p text:style-name="P1">ES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3cm" svg:height="2.8cm" svg:x="19.2cm" svg:y="9.799cm">
          <text:p text:style-name="P1">手書き</text:p>
          <text:p text:style-name="P1">ES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3cm" svg:height="2.8cm" svg:x="19cm" svg:y="9.999cm">
          <text:p text:style-name="P1">手書き</text:p>
          <text:p text:style-name="P1">ES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3cm" svg:height="2.8cm" svg:x="18.8cm" svg:y="10.199cm">
          <text:p text:style-name="P1">手書き</text:p>
          <text:p text:style-name="P1">ES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3cm" svg:height="2.8cm" svg:x="18.6cm" svg:y="10.399cm">
          <text:p text:style-name="P1">手書き</text:p>
          <text:p text:style-name="P1">ES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3cm" svg:height="2.8cm" svg:x="19.401cm" svg:y="9.6cm">
          <text:p text:style-name="P1">手書き</text:p>
          <text:p text:style-name="P1">ES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3cm" svg:height="2.8cm" svg:x="19.201cm" svg:y="9.8cm">
          <text:p text:style-name="P1">手書き</text:p>
          <text:p text:style-name="P1">ES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3cm" svg:height="2.8cm" svg:x="19.001cm" svg:y="10cm">
          <text:p text:style-name="P1">手書き</text:p>
          <text:p text:style-name="P1">ES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3cm" svg:height="2.8cm" svg:x="18.801cm" svg:y="10.2cm">
          <text:p text:style-name="P1">手書き</text:p>
          <text:p text:style-name="P1">ES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" draw:layer="layout" svg:width="2.3cm" svg:height="2.8cm" svg:x="18.601cm" svg:y="10.4cm">
          <text:p text:style-name="P1">手書き</text:p>
          <text:p text:style-name="P1">ES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6.3cm" svg:height="7.478cm" svg:x="21.4cm" svg:y="12.122cm">
          <draw:image xlink:href="Pictures/10000201000002A2000003205AA2A78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6:57:15.999396314</meta:creation-date>
    <dc:date>2017-05-25T18:49:30.713735175</dc:date>
    <meta:editing-duration>PT5M30S</meta:editing-duration>
    <meta:editing-cycles>1</meta:editing-cycles>
    <meta:document-statistic meta:object-count="30"/>
    <meta:generator>LibreOffice/4.2.8.2$Linux_X86_64 LibreOffice_project/420m0$Build-2</meta:generator>
  </office:meta>
</office:document-meta>
</file>